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iostream&gt; </text:p>
      <text:p text:style-name="P1">#include "space.h"</text:p>
      <text:p text:style-name="P1">using namespace std;</text:p>
      <text:p text:style-name="P1"/>
      <text:p text:style-name="P1">void swap (int *a, int *b) {</text:p>
      <text:p text:style-name="P1"><text:s text:c="4"/>int temp = *a;</text:p>
      <text:p text:style-name="P1"><text:s text:c="4"/>*a = *b;</text:p>
      <text:p text:style-name="P1"><text:s text:c="4"/>*b = temp;</text:p>
      <text:p text:style-name="P1">}</text:p>
      <text:p text:style-name="P1"/>
      <text:p text:style-name="P1">void insertionSort (int arr[], int n) {</text:p>
      <text:p text:style-name="P1"><text:s text:c="4"/>int i, j, key, count = 0;</text:p>
      <text:p text:style-name="P1"><text:s text:c="4"/>cout &lt;&lt;"Approx space used: " &lt;&lt; spaceCalc(4) &lt;&lt;endl;</text:p>
      <text:p text:style-name="P1"><text:s text:c="4"/>for (i = 1; i &lt; n; i++) {</text:p>
      <text:p text:style-name="P1"><text:s text:c="8"/>j = i - 1;</text:p>
      <text:p text:style-name="P1"><text:s text:c="8"/>key = arr[i];</text:p>
      <text:p text:style-name="P1"><text:s text:c="8"/>count++;</text:p>
      <text:p text:style-name="P1"/>
      <text:p text:style-name="P1"><text:s text:c="8"/>while(j &gt;= 0 &amp;&amp; key &lt; arr[j]) {</text:p>
      <text:p text:style-name="P1"><text:s text:c="12"/>swap (&amp;arr[j], &amp;arr[j+1]);</text:p>
      <text:p text:style-name="P1"><text:s text:c="12"/>j--;</text:p>
      <text:p text:style-name="P1"><text:s text:c="12"/>count++;</text:p>
      <text:p text:style-name="P1"><text:s text:c="8"/>}</text:p>
      <text:p text:style-name="P1"><text:s text:c="4"/>}</text:p>
      <text:p text:style-name="P1"><text:s text:c="4"/>cout &lt;&lt; "Avg RunTime: " &lt;&lt; count;</text:p>
      <text:p text:style-name="P1">}</text:p>
      <text:p text:style-name="P1"/>
      <text:p text:style-name="P1">void bubbleSort (int arr[], int n) {</text:p>
      <text:p text:style-name="P1"><text:s text:c="4"/>//cout &lt;&lt; "\n" &lt;&lt; sizeof(arr);</text:p>
      <text:p text:style-name="P1"><text:s text:c="4"/>//8 bytes as the pointer points to 1st element</text:p>
      <text:p text:style-name="P1"><text:s text:c="4"/>int i, j, count = 0;</text:p>
      <text:p text:style-name="P1"><text:s text:c="4"/>cout &lt;&lt;"Approx space used: " &lt;&lt; spaceCalc(3) &lt;&lt;endl;</text:p>
      <text:p text:style-name="P1"><text:s text:c="4"/>for (i = 0; i &lt; n; i++) {</text:p>
      <text:p text:style-name="P1"><text:s text:c="8"/>for (j = 0; j &lt; n-i-1; j++) {</text:p>
      <text:p text:style-name="P1"><text:s text:c="12"/>if (arr[j] &gt; arr[j+1]) {</text:p>
      <text:p text:style-name="P1"><text:s text:c="16"/>swap (&amp;arr[j], &amp;arr[j + 1]);</text:p>
      <text:p text:style-name="P1"><text:s text:c="12"/>}</text:p>
      <text:p text:style-name="P1"><text:s text:c="12"/>count++;</text:p>
      <text:p text:style-name="P1"><text:s text:c="8"/>}</text:p>
      <text:p text:style-name="P1"><text:s text:c="8"/>count++;</text:p>
      <text:p text:style-name="P1"><text:s text:c="4"/>}</text:p>
      <text:p text:style-name="P1"><text:s text:c="4"/>cout &lt;&lt; "Avg RunTime: " &lt;&lt; count;</text:p>
      <text:p text:style-name="P1">}</text:p>
      <text:p text:style-name="P1"/>
      <text:p text:style-name="P1">void selectionSort (int arr[], int n) {</text:p>
      <text:p text:style-name="P1"><text:s text:c="4"/>int i, j , minIdx, count = 0;</text:p>
      <text:p text:style-name="P1"><text:s text:c="4"/>cout &lt;&lt;"Approx space used: " &lt;&lt; spaceCalc(4) &lt;&lt;endl;</text:p>
      <text:p text:style-name="P1"><text:s text:c="4"/>for(i = 0; i &lt; n-1; i++) {</text:p>
      <text:p text:style-name="P1"><text:s text:c="8"/>minIdx = i;</text:p>
      <text:p text:style-name="P1"><text:s text:c="8"/>for(j = i+1; j &lt; n; j++) {</text:p>
      <text:p text:style-name="P1"><text:s text:c="12"/>if(arr[j] &lt; arr[minIdx]) {</text:p>
      <text:p text:style-name="P1"><text:s text:c="16"/>minIdx = j;</text:p>
      <text:p text:style-name="P1"><text:s text:c="12"/>}</text:p>
      <text:p text:style-name="P1"><text:s text:c="12"/>count++;</text:p>
      <text:p text:style-name="P1"><text:s text:c="8"/>}</text:p>
      <text:p text:style-name="P1"><text:s text:c="8"/>count++;</text:p>
      <text:p text:style-name="P1"><text:s text:c="8"/>//As minIndex is found now swap</text:p>
      <text:p text:style-name="P1"><text:s text:c="8"/>swap (&amp;arr[i], &amp;arr[minIdx]);</text:p>
      <text:p text:style-name="P1"><text:soft-page-break/><text:s text:c="4"/>}</text:p>
      <text:p text:style-name="P1"><text:s text:c="4"/>cout &lt;&lt; "Avg RunTime: " &lt;&lt; count;</text:p>
      <text:p text:style-name="P1">}</text:p>
      <text:p text:style-name="P1"/>
      <text:p text:style-name="P1">void printArray (int A[], int n) {</text:p>
      <text:p text:style-name="P1"><text:s text:c="4"/>for (int i = 0; i &lt; n; i++) {</text:p>
      <text:p text:style-name="P1"><text:s text:c="8"/>cout &lt;&lt; A[i] &lt;&lt; " " ;</text:p>
      <text:p text:style-name="P1"><text:s text:c="4"/>}</text:p>
      <text:p text:style-name="P1">}</text:p>
      <text:p text:style-name="P1"/>
      <text:p text:style-name="P1">int main() {</text:p>
      <text:p text:style-name="P1"><text:s text:c="4"/>int n;</text:p>
      <text:p text:style-name="P1"><text:s text:c="4"/>cout &lt;&lt; "Enter size of the array: ";</text:p>
      <text:p text:style-name="P1"><text:s text:c="4"/>cin &gt;&gt; n;</text:p>
      <text:p text:style-name="P1"/>
      <text:p text:style-name="P1"><text:s text:c="4"/>int *arr = new int(n);</text:p>
      <text:p text:style-name="P1"><text:s text:c="4"/>for(int i = 0 ; i &lt; n; i++) {</text:p>
      <text:p text:style-name="P1"><text:s text:c="8"/>cin &gt;&gt; arr[i];</text:p>
      <text:p text:style-name="P1"><text:s text:c="4"/>}</text:p>
      <text:p text:style-name="P1"/>
      <text:p text:style-name="P1"><text:s text:c="4"/>printArray (arr, n);</text:p>
      <text:p text:style-name="P1"><text:s text:c="4"/>cout &lt;&lt; "\n";</text:p>
      <text:p text:style-name="P1"><text:s text:c="4"/>selectionSort (arr, n);</text:p>
      <text:p text:style-name="P1"><text:s text:c="4"/>bubbleSort (arr, n);</text:p>
      <text:p text:style-name="P1"><text:s text:c="4"/>insertionSort (arr, n);</text:p>
      <text:p text:style-name="P1"><text:s text:c="4"/>cout &lt;&lt; "\nArray after sorting: "&lt;&lt; endl;</text:p>
      <text:p text:style-name="P1"><text:s text:c="4"/>printArray (arr, n);</text:p>
      <text:p text:style-name="P1"><text:s text:c="4"/>delete [] arr;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7:42:15.146900088</meta:creation-date>
    <dc:date>2020-01-11T17:47:53.003829701</dc:date>
    <meta:editing-duration>PT5M40S</meta:editing-duration>
    <meta:editing-cycles>1</meta:editing-cycles>
    <meta:document-statistic meta:table-count="0" meta:image-count="0" meta:object-count="0" meta:page-count="2" meta:paragraph-count="78" meta:word-count="326" meta:character-count="1874" meta:non-whitespace-character-count="1214"/>
    <meta:generator>LibreOffice/6.0.7.3$Linux_X86_64 LibreOffice_project/00m0$Build-3</meta:generator>
  </office:meta>
</office:document-meta>
</file>